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FactoryBeanTests.testWithPropertiesFileAnd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iesFactoryBeanTests.testWith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iesFactoryBeanTests.testWithProperti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iesFactoryBeanTests.testWithProperties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iesFactoryBeanTests.testWith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iesFactoryBeanTests.testWithPropertiesFileAndLocalPropertiesAndLocal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iesFactoryBeanTests.testWithPropertiesFileAndMultiple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